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569cd6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b5cea8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7ba7d" loext:opacity="100%"/>
    </style:style>
    <style:style style:name="T6" style:family="text">
      <style:text-properties fo:color="#c586c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/* Reset */</text:p>
      <text:p text:style-name="P1"><text:span text:style-name="T1">*</text:span> {</text:p>
      <text:p text:style-name="P1"><text:span text:style-name="T2">margin</text:span>: <text:span text:style-name="T3">0</text:span>;</text:p>
      <text:p text:style-name="P1"><text:span text:style-name="T2">padding</text:span>: <text:span text:style-name="T3">0</text:span>;</text:p>
      <text:p text:style-name="P1"><text:span text:style-name="T2">box-sizing</text:span>: <text:span text:style-name="T4">border-box</text:span>;</text:p>
      <text:p text:style-name="P1"><text:span text:style-name="T2">font-family</text:span>: <text:span text:style-name="T4">Arial</text:span>, <text:span text:style-name="T4">sans-serif</text:span>;</text:p>
      <text:p text:style-name="P1">}</text:p>
      <text:p text:style-name="P4"/>
      <text:p text:style-name="P3">/* Cabeçalho */</text:p>
      <text:p text:style-name="P1"><text:span text:style-name="T5">.topo</text:span> {</text:p>
      <text:p text:style-name="P1"><text:span text:style-name="T2">background</text:span>: <text:span text:style-name="T4">#000</text:span>;</text:p>
      <text:p text:style-name="P1"><text:span text:style-name="T2">color</text:span>: <text:span text:style-name="T4">#fff</text:span>;</text:p>
      <text:p text:style-name="P1"><text:span text:style-name="T2">display</text:span>: <text:span text:style-name="T4">flex</text:span>;</text:p>
      <text:p text:style-name="P1"><text:span text:style-name="T2">justify-content</text:span>: <text:span text:style-name="T4">space-between</text:span>;</text:p>
      <text:p text:style-name="P1"><text:span text:style-name="T2">align-items</text:span>: <text:span text:style-name="T4">center</text:span>;</text:p>
      <text:p text:style-name="P1"><text:span text:style-name="T2">padding</text:span>: <text:span text:style-name="T3">15px</text:span> <text:span text:style-name="T3">40px</text:span>;</text:p>
      <text:p text:style-name="P1">}</text:p>
      <text:p text:style-name="P4"/>
      <text:p text:style-name="P1"><text:span text:style-name="T5">.topo</text:span> <text:span text:style-name="T5">h2</text:span> {</text:p>
      <text:p text:style-name="P1"><text:span text:style-name="T2">font-weight</text:span>: <text:span text:style-name="T4">bold</text:span>;</text:p>
      <text:p text:style-name="P1">}</text:p>
      <text:p text:style-name="P4"/>
      <text:p text:style-name="P1"><text:span text:style-name="T5">.topo</text:span> <text:span text:style-name="T5">nav</text:span> <text:span text:style-name="T5">a</text:span> {</text:p>
      <text:p text:style-name="P1"><text:span text:style-name="T2">color</text:span>: <text:span text:style-name="T4">#fff</text:span>;</text:p>
      <text:p text:style-name="P1"><text:span text:style-name="T2">margin-left</text:span>: <text:span text:style-name="T3">20px</text:span>;</text:p>
      <text:p text:style-name="P1"><text:span text:style-name="T2">text-decoration</text:span>: <text:span text:style-name="T4">none</text:span>;</text:p>
      <text:p text:style-name="P1"><text:span text:style-name="T2">font-weight</text:span>: <text:span text:style-name="T3">600</text:span>;</text:p>
      <text:p text:style-name="P1">}</text:p>
      <text:p text:style-name="P4"/>
      <text:p text:style-name="P1"><text:span text:style-name="T5">.topo</text:span> <text:span text:style-name="T5">nav</text:span> <text:span text:style-name="T5">a.ativo</text:span> {</text:p>
      <text:p text:style-name="P1"><text:span text:style-name="T2">background</text:span>: <text:span text:style-name="T4">#fff</text:span>;</text:p>
      <text:p text:style-name="P1"><text:span text:style-name="T2">color</text:span>: <text:span text:style-name="T4">#000</text:span>;</text:p>
      <text:p text:style-name="P1"><text:span text:style-name="T2">padding</text:span>: <text:span text:style-name="T3">6px</text:span> <text:span text:style-name="T3">12px</text:span>;</text:p>
      <text:p text:style-name="P1"><text:span text:style-name="T2">border-radius</text:span>: <text:span text:style-name="T3">5px</text:span>;</text:p>
      <text:p text:style-name="P1">}</text:p>
      <text:p text:style-name="P4"/>
      <text:p text:style-name="P3">/* Container principal */</text:p>
      <text:p text:style-name="P1"><text:span text:style-name="T5">.contato-container</text:span> {</text:p>
      <text:p text:style-name="P1"><text:span text:style-name="T2">display</text:span>: <text:span text:style-name="T4">grid</text:span>;</text:p>
      <text:p text:style-name="P1"><text:span text:style-name="T2">grid-template-columns</text:span>: <text:span text:style-name="T3">1fr</text:span> <text:span text:style-name="T3">1fr</text:span>;</text:p>
      <text:p text:style-name="P1"><text:span text:style-name="T2">min-height</text:span>: <text:span text:style-name="T3">90vh</text:span>;</text:p>
      <text:p text:style-name="P1">}</text:p>
      <text:p text:style-name="P4"/>
      <text:p text:style-name="P3">/* Coluna esquerda */</text:p>
      <text:p text:style-name="P1"><text:span text:style-name="T5">.info</text:span> {</text:p>
      <text:p text:style-name="P1"><text:span text:style-name="T2">background</text:span>: <text:span text:style-name="T4">#fff</text:span>;</text:p>
      <text:p text:style-name="P1"><text:span text:style-name="T2">padding</text:span>: <text:span text:style-name="T3">60px</text:span>;</text:p>
      <text:p text:style-name="P1"><text:span text:style-name="T2">display</text:span>: <text:span text:style-name="T4">flex</text:span>;</text:p>
      <text:p text:style-name="P1"><text:span text:style-name="T2">flex-direction</text:span>: <text:span text:style-name="T4">column</text:span>;</text:p>
      <text:p text:style-name="P1"><text:span text:style-name="T2">justify-content</text:span>: <text:span text:style-name="T4">center</text:span>;</text:p>
      <text:p text:style-name="P1"><text:soft-page-break/>}</text:p>
      <text:p text:style-name="P4"/>
      <text:p text:style-name="P1"><text:span text:style-name="T5">.info</text:span> <text:span text:style-name="T5">h2</text:span> {</text:p>
      <text:p text:style-name="P1"><text:span text:style-name="T2">font-size</text:span>: <text:span text:style-name="T3">28px</text:span>;</text:p>
      <text:p text:style-name="P1"><text:span text:style-name="T2">margin-bottom</text:span>: <text:span text:style-name="T3">30px</text:span>;</text:p>
      <text:p text:style-name="P1">}</text:p>
      <text:p text:style-name="P4"/>
      <text:p text:style-name="P1"><text:span text:style-name="T5">.info</text:span> <text:span text:style-name="T5">h2</text:span> <text:span text:style-name="T5">span</text:span> {</text:p>
      <text:p text:style-name="P1"><text:span text:style-name="T2">font-weight</text:span>: <text:span text:style-name="T4">bold</text:span>;</text:p>
      <text:p text:style-name="P1">}</text:p>
      <text:p text:style-name="P4"/>
      <text:p text:style-name="P1"><text:span text:style-name="T5">.redes-sociais</text:span> <text:span text:style-name="T5">a</text:span> {</text:p>
      <text:p text:style-name="P1"><text:span text:style-name="T2">margin-right</text:span>: <text:span text:style-name="T3">20px</text:span>;</text:p>
      <text:p text:style-name="P1"><text:span text:style-name="T2">font-size</text:span>: <text:span text:style-name="T3">28px</text:span>;</text:p>
      <text:p text:style-name="P1"><text:span text:style-name="T2">color</text:span>: <text:span text:style-name="T4">#000</text:span>;</text:p>
      <text:p text:style-name="P1"><text:span text:style-name="T2">transition</text:span>: <text:span text:style-name="T3">0.3s</text:span>;</text:p>
      <text:p text:style-name="P1">}</text:p>
      <text:p text:style-name="P4"/>
      <text:p text:style-name="P1"><text:span text:style-name="T5">.redes-sociais</text:span> <text:span text:style-name="T5">a:hover</text:span> {</text:p>
      <text:p text:style-name="P1"><text:span text:style-name="T2">color</text:span>: <text:span text:style-name="T4">#0077ff</text:span>;</text:p>
      <text:p text:style-name="P1">}</text:p>
      <text:p text:style-name="P4"/>
      <text:p text:style-name="P3">/* Coluna direita */</text:p>
      <text:p text:style-name="P1"><text:span text:style-name="T5">.formulario</text:span> {</text:p>
      <text:p text:style-name="P1"><text:span text:style-name="T2">background</text:span>: <text:span text:style-name="T4">#1e1e1e</text:span>;</text:p>
      <text:p text:style-name="P1"><text:span text:style-name="T2">color</text:span>: <text:span text:style-name="T4">#fff</text:span>;</text:p>
      <text:p text:style-name="P1"><text:span text:style-name="T2">padding</text:span>: <text:span text:style-name="T3">60px</text:span>;</text:p>
      <text:p text:style-name="P1"><text:span text:style-name="T2">display</text:span>: <text:span text:style-name="T4">flex</text:span>;</text:p>
      <text:p text:style-name="P1"><text:span text:style-name="T2">flex-direction</text:span>: <text:span text:style-name="T4">column</text:span>;</text:p>
      <text:p text:style-name="P1"><text:span text:style-name="T2">justify-content</text:span>: <text:span text:style-name="T4">center</text:span>;</text:p>
      <text:p text:style-name="P1">}</text:p>
      <text:p text:style-name="P4"/>
      <text:p text:style-name="P1"><text:span text:style-name="T5">.formulario</text:span> <text:span text:style-name="T5">h2</text:span> {</text:p>
      <text:p text:style-name="P1"><text:span text:style-name="T2">margin-bottom</text:span>: <text:span text:style-name="T3">20px</text:span>;</text:p>
      <text:p text:style-name="P1"><text:span text:style-name="T2">text-transform</text:span>: <text:span text:style-name="T4">uppercase</text:span>;</text:p>
      <text:p text:style-name="P1">}</text:p>
      <text:p text:style-name="P4"/>
      <text:p text:style-name="P1"><text:span text:style-name="T5">.formulario</text:span> <text:span text:style-name="T5">form</text:span> {</text:p>
      <text:p text:style-name="P1"><text:span text:style-name="T2">display</text:span>: <text:span text:style-name="T4">flex</text:span>;</text:p>
      <text:p text:style-name="P1"><text:span text:style-name="T2">flex-direction</text:span>: <text:span text:style-name="T4">column</text:span>;</text:p>
      <text:p text:style-name="P1">}</text:p>
      <text:p text:style-name="P4"/>
      <text:p text:style-name="P1"><text:span text:style-name="T5">.formulario</text:span> <text:span text:style-name="T5">label</text:span> {</text:p>
      <text:p text:style-name="P1"><text:span text:style-name="T2">margin</text:span>: <text:span text:style-name="T3">10px</text:span> <text:span text:style-name="T3">0</text:span> <text:span text:style-name="T3">5px</text:span>;</text:p>
      <text:p text:style-name="P1"><text:span text:style-name="T2">font-size</text:span>: <text:span text:style-name="T3">14px</text:span>;</text:p>
      <text:p text:style-name="P1"><text:span text:style-name="T2">font-weight</text:span>: <text:span text:style-name="T4">bold</text:span>;</text:p>
      <text:p text:style-name="P1"><text:span text:style-name="T2">text-transform</text:span>: <text:span text:style-name="T4">uppercase</text:span>;</text:p>
      <text:p text:style-name="P1">}</text:p>
      <text:p text:style-name="P4"/>
      <text:p text:style-name="P1"><text:span text:style-name="T5">.formulario</text:span> <text:span text:style-name="T5">input</text:span>,</text:p>
      <text:p text:style-name="P1"><text:soft-page-break/><text:span text:style-name="T5">.formulario</text:span> <text:span text:style-name="T5">textarea</text:span> {</text:p>
      <text:p text:style-name="P1"><text:span text:style-name="T2">padding</text:span>: <text:span text:style-name="T3">12px</text:span>;</text:p>
      <text:p text:style-name="P1"><text:span text:style-name="T2">border</text:span>: <text:span text:style-name="T4">none</text:span>;</text:p>
      <text:p text:style-name="P1"><text:span text:style-name="T2">border-radius</text:span>: <text:span text:style-name="T3">4px</text:span>;</text:p>
      <text:p text:style-name="P1"><text:span text:style-name="T2">margin-bottom</text:span>: <text:span text:style-name="T3">15px</text:span>;</text:p>
      <text:p text:style-name="P1"><text:span text:style-name="T2">font-size</text:span>: <text:span text:style-name="T3">14px</text:span>;</text:p>
      <text:p text:style-name="P1">}</text:p>
      <text:p text:style-name="P4"/>
      <text:p text:style-name="P1"><text:span text:style-name="T5">.formulario</text:span> <text:span text:style-name="T5">button</text:span> {</text:p>
      <text:p text:style-name="P1"><text:span text:style-name="T2">padding</text:span>: <text:span text:style-name="T3">12px</text:span>;</text:p>
      <text:p text:style-name="P1"><text:span text:style-name="T2">background</text:span>: <text:span text:style-name="T4">#f2f2f2</text:span>;</text:p>
      <text:p text:style-name="P1"><text:span text:style-name="T2">color</text:span>: <text:span text:style-name="T4">#000</text:span>;</text:p>
      <text:p text:style-name="P1"><text:span text:style-name="T2">font-weight</text:span>: <text:span text:style-name="T4">bold</text:span>;</text:p>
      <text:p text:style-name="P1"><text:span text:style-name="T2">border</text:span>: <text:span text:style-name="T4">none</text:span>;</text:p>
      <text:p text:style-name="P1"><text:span text:style-name="T2">border-radius</text:span>: <text:span text:style-name="T3">4px</text:span>;</text:p>
      <text:p text:style-name="P1"><text:span text:style-name="T2">cursor</text:span>: <text:span text:style-name="T4">pointer</text:span>;</text:p>
      <text:p text:style-name="P1"><text:span text:style-name="T2">text-transform</text:span>: <text:span text:style-name="T4">uppercase</text:span>;</text:p>
      <text:p text:style-name="P1"><text:span text:style-name="T2">transition</text:span>: <text:span text:style-name="T3">0.3s</text:span>;</text:p>
      <text:p text:style-name="P1">}</text:p>
      <text:p text:style-name="P4"/>
      <text:p text:style-name="P1"><text:span text:style-name="T5">.formulario</text:span> <text:span text:style-name="T5">button:hover</text:span> {</text:p>
      <text:p text:style-name="P1"><text:span text:style-name="T2">background</text:span>: <text:span text:style-name="T4">#0077ff</text:span>;</text:p>
      <text:p text:style-name="P1"><text:span text:style-name="T2">color</text:span>: <text:span text:style-name="T4">#fff</text:span>;</text:p>
      <text:p text:style-name="P1">}</text:p>
      <text:p text:style-name="P4"/>
      <text:p text:style-name="P3">/* Responsividade */</text:p>
      <text:p text:style-name="P1"><text:span text:style-name="T6">@media</text:span> (<text:span text:style-name="T2">max-width</text:span>: <text:span text:style-name="T3">900px</text:span>) {</text:p>
      <text:p text:style-name="P1"><text:span text:style-name="T5">.contato-container</text:span> {</text:p>
      <text:p text:style-name="P1"><text:span text:style-name="T2">grid-template-columns</text:span>: <text:span text:style-name="T3">1fr</text:span>;</text:p>
      <text:p text:style-name="P1">}</text:p>
      <text:p text:style-name="P1"><text:span text:style-name="T5">.info</text:span>, <text:span text:style-name="T5">.formulario</text:span> {</text:p>
      <text:p text:style-name="P1"><text:span text:style-name="T2">padding</text:span>: <text:span text:style-name="T3">40px</text:span>;</text:p>
      <text:p text:style-name="P1"><text:span text:style-name="T2">text-align</text:span>: <text:span text:style-name="T4">center</text:span>;</text:p>
      <text:p text:style-name="P1">}</text:p>
      <text:p text:style-name="P1"><text:span text:style-name="T5">.redes-sociais</text:span> <text:span text:style-name="T5">a</text:span> {</text:p>
      <text:p text:style-name="P1"><text:span text:style-name="T2">margin</text:span>: <text:span text:style-name="T3">10px</text:span>;</text:p>
      <text:p text:style-name="P1">}</text:p>
      <text:p text:style-name="P1">}</text:p>
      <text:p text:style-name="P4"/>
      <text:p text:style-name="P1"><text:span text:style-name="T5">footer</text:span>{</text:p>
      <text:p text:style-name="P1"><text:span text:style-name="T2">background-color</text:span>: <text:span text:style-name="T4">#333</text:span>;</text:p>
      <text:p text:style-name="P1"><text:span text:style-name="T2">color</text:span>: <text:span text:style-name="T4">#FFF</text:span>;</text:p>
      <text:p text:style-name="P1"><text:span text:style-name="T2">padding</text:span>: <text:span text:style-name="T3">20px</text:span>;</text:p>
      <text:p text:style-name="P1"><text:span text:style-name="T2">margin-top</text:span>: <text:span text:style-name="T3">40px</text:span>;</text:p>
      <text:p text:style-name="P1"><text:span text:style-name="T2">text-align</text:span>: <text:span text:style-name="T4">center</text:span>;</text:p>
      <text:p text:style-name="P1">}</text:p>
      <text:p text:style-name="P4"/>
      <text:p text:style-name="P1"><text:span text:style-name="T5">footer</text:span> <text:span text:style-name="T5">p</text:span>{</text:p>
      <text:p text:style-name="P1"><text:span text:style-name="T2">margin</text:span>: <text:span text:style-name="T3">0</text:span>;</text:p>
      <text:p text:style-name="P1">}</text:p>
      <text:p text:style-name="P2"><text:soft-pag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10:49:53.596255022</meta:creation-date>
    <dc:date>2025-09-30T10:50:22.439667410</dc:date>
    <meta:editing-duration>PT29S</meta:editing-duration>
    <meta:editing-cycles>1</meta:editing-cycles>
    <meta:document-statistic meta:table-count="0" meta:image-count="0" meta:object-count="0" meta:page-count="4" meta:paragraph-count="130" meta:word-count="270" meta:character-count="1869" meta:non-whitespace-character-count="1729"/>
    <meta:generator>LibreOffice/24.2.7.2$Linux_X86_64 LibreOffice_project/420$Build-2</meta:generator>
  </office:meta>
</office:document-meta>
</file>